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b1918" draw:shadow="hidden"/>
    </style:style>
    <style:style style:name="P1" style:family="paragraph">
      <loext:graphic-properties draw:fill="solid" draw:fill-color="#1b1918"/>
    </style:style>
  </office:automatic-styles>
  <office:body>
    <office:drawing>
      <draw:page draw:name="page1" draw:style-name="dp1" draw:master-page-name="Обычный">
        <draw:g>
          <draw:polygon draw:style-name="gr1" draw:text-style-name="P1" draw:layer="layout" svg:width="0.271cm" svg:height="1.898cm" svg:x="0.8cm" svg:y="0.8cm" svg:viewBox="0 0 272 1899" draw:points="272,1899 0,1899 0,0 272,0">
            <text:p/>
          </draw:polygon>
          <draw:polygon draw:style-name="gr1" draw:text-style-name="P1" draw:layer="layout" svg:width="0.271cm" svg:height="0.543cm" svg:x="1.613cm" svg:y="2.156cm" svg:viewBox="0 0 272 544" draw:points="272,544 0,544 0,0 272,0">
            <text:p/>
          </draw:polygon>
          <draw:polygon draw:style-name="gr1" draw:text-style-name="P1" draw:layer="layout" svg:width="0.271cm" svg:height="0.543cm" svg:x="2.426cm" svg:y="2.156cm" svg:viewBox="0 0 272 544" draw:points="272,544 0,544 0,0 272,0">
            <text:p/>
          </draw:polygon>
          <draw:polygon draw:style-name="gr1" draw:text-style-name="P1" draw:layer="layout" svg:width="0.271cm" svg:height="0.543cm" svg:x="3.24cm" svg:y="2.156cm" svg:viewBox="0 0 272 544" draw:points="272,544 0,544 0,0 272,0">
            <text:p/>
          </draw:polygon>
          <draw:polygon draw:style-name="gr1" draw:text-style-name="P1" draw:layer="layout" svg:width="0.271cm" svg:height="0.543cm" svg:x="4.053cm" svg:y="2.156cm" svg:viewBox="0 0 272 544" draw:points="272,544 0,544 0,0 272,0">
            <text:p/>
          </draw:polygon>
          <draw:polygon draw:style-name="gr1" draw:text-style-name="P1" draw:layer="layout" svg:width="0.813cm" svg:height="1.085cm" svg:x="3.782cm" svg:y="0.8cm" svg:viewBox="0 0 814 1086" draw:points="814,0 0,0 0,272 271,272 271,1086 543,1086 543,272 814,272">
            <text:p/>
          </draw:polygon>
          <draw:polygon draw:style-name="gr1" draw:text-style-name="P1" draw:layer="layout" svg:width="0.271cm" svg:height="1.898cm" svg:x="4.867cm" svg:y="0.8cm" svg:viewBox="0 0 272 1899" draw:points="272,1899 0,1899 0,0 272,0">
            <text:p/>
          </draw:polygon>
          <draw:path draw:style-name="gr1" draw:text-style-name="P1" draw:layer="layout" svg:width="0.813cm" svg:height="1.085cm" svg:x="1.613cm" svg:y="0.8cm" svg:viewBox="0 0 814 1086" svg:d="M407 541h-136v-269h136c75 0 136 60 136 135 0 74-61 134-136 134zM407 541zM407 0h-271-136v1086h271v-273h136c224 0 407-183 407-406 0-225-183-407-407-407z">
            <text:p/>
          </draw:path>
          <draw:path draw:style-name="gr1" draw:text-style-name="P1" draw:layer="layout" svg:width="0.933cm" svg:height="1.092cm" svg:x="2.618cm" svg:y="0.794cm" svg:viewBox="0 0 934 1093" svg:d="M547 1093c-140 0-280-54-388-161-103-103-159-240-159-387 0-145 56-283 159-386 214-212 562-212 775 0l-192 192c-108-108-282-107-390 0-52 51-80 120-80 194 0 75 28 144 80 196 108 107 282 107 390 0l192 191c-106 107-247 161-387 161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Сергей Сергеевич Бетке</meta:initial-creator>
    <meta:creation-date>2020-04-01T15:00:00.073000000</meta:creation-date>
    <dc:date>2020-04-01T16:22:02.596000000</dc:date>
    <dc:creator>Сергей Сергеевич Бетке</dc:creator>
    <meta:editing-duration>PT15M16S</meta:editing-duration>
    <meta:editing-cycles>4</meta:editing-cycles>
    <meta:generator>LibreOffice/6.3.4.2$Windows_X86_64 LibreOffice_project/60da17e045e08f1793c57c00ba83cdfce946d0aa</meta:generator>
    <meta:document-statistic meta:object-count="10"/>
  </office:meta>
</office:document-meta>
</file>